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Duncdrum-J11</text:p>
          </table:table-cell>
          <table:table-cell office:value-type="string" calcext:value-type="string">
            <text:p>Exist-J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d64</text:p>
          </table:table-cell>
          <table:table-cell table:number-columns-repeated="2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Intel M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2.023" calcext:value-type="float">
            <text:p>2.0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35" calcext:value-type="float">
            <text:p>1.935</text:p>
          </table:table-cell>
          <table:table-cell office:value-type="float" office:value="2.417" calcext:value-type="float">
            <text:p>2.417</text:p>
          </table:table-cell>
          <table:table-cell office:value-type="float" office:value="1.904" calcext:value-type="float">
            <text:p>1.904</text:p>
          </table:table-cell>
          <table:table-cell table:formula="of:=AVERAGE([.$B10:.$F10])" office:value-type="float" office:value="2.0406" calcext:value-type="float">
            <text:p>2.0406</text:p>
          </table:table-cell>
          <table:table-cell/>
          <table:table-cell table:formula="of:= ([.G10]-[.G16]) / [.G16] * 100" office:value-type="float" office:value="-20.7780107151176" calcext:value-type="float">
            <text:p>-20.7780107151176</text:p>
          </table:table-cell>
          <table:table-cell table:formula="of:=AVERAGE([.I$10:.I$13])" office:value-type="float" office:value="8.44481400570269" calcext:value-type="float">
            <text:p>8.44481400570269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43" calcext:value-type="float">
            <text:p>10.543</text:p>
          </table:table-cell>
          <table:table-cell office:value-type="float" office:value="10.643" calcext:value-type="float">
            <text:p>10.643</text:p>
          </table:table-cell>
          <table:table-cell office:value-type="float" office:value="11.243" calcext:value-type="float">
            <text:p>11.243</text:p>
          </table:table-cell>
          <table:table-cell office:value-type="float" office:value="10.757" calcext:value-type="float">
            <text:p>10.757</text:p>
          </table:table-cell>
          <table:table-cell office:value-type="float" office:value="10.606" calcext:value-type="float">
            <text:p>10.606</text:p>
          </table:table-cell>
          <table:table-cell table:formula="of:=AVERAGE([.$B11:.$F11])" office:value-type="float" office:value="10.7584" calcext:value-type="float">
            <text:p>10.7584</text:p>
          </table:table-cell>
          <table:table-cell/>
          <table:table-cell table:formula="of:= ([.G11]-[.G17]) / [.G17] * 100" office:value-type="float" office:value="1.03871222224309" calcext:value-type="float">
            <text:p>1.03871222224309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20.324" calcext:value-type="float">
            <text:p>20.324</text:p>
          </table:table-cell>
          <table:table-cell office:value-type="float" office:value="19.16" calcext:value-type="float">
            <text:p>19.16</text:p>
          </table:table-cell>
          <table:table-cell office:value-type="float" office:value="19.006" calcext:value-type="float">
            <text:p>19.006</text:p>
          </table:table-cell>
          <table:table-cell office:value-type="float" office:value="19.395" calcext:value-type="float">
            <text:p>19.395</text:p>
          </table:table-cell>
          <table:table-cell office:value-type="float" office:value="19.256" calcext:value-type="float">
            <text:p>19.256</text:p>
          </table:table-cell>
          <table:table-cell table:formula="of:=AVERAGE([.$B12:.$F12])" office:value-type="float" office:value="19.4282" calcext:value-type="float">
            <text:p>19.4282</text:p>
          </table:table-cell>
          <table:table-cell/>
          <table:table-cell table:formula="of:= ([.G12]-[.G18]) / [.G18] * 100" office:value-type="float" office:value="43.6720748968394" calcext:value-type="float">
            <text:p>43.6720748968394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32" calcext:value-type="float">
            <text:p>0.7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4" calcext:value-type="float">
            <text:p>0.354</text:p>
          </table:table-cell>
          <table:table-cell table:formula="of:=AVERAGE([.$B13:.$F13])" office:value-type="float" office:value="0.415" calcext:value-type="float">
            <text:p>0.415</text:p>
          </table:table-cell>
          <table:table-cell/>
          <table:table-cell table:formula="of:= ([.G13]-[.G19]) / [.G19] * 100" office:value-type="float" office:value="9.84647961884595" calcext:value-type="float">
            <text:p>9.8464796188459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8 – J11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3.467" calcext:value-type="float">
            <text:p>3.467</text:p>
          </table:table-cell>
          <table:table-cell office:value-type="float" office:value="2.62" calcext:value-type="float">
            <text:p>2.62</text:p>
          </table:table-cell>
          <table:table-cell office:value-type="float" office:value="2.28" calcext:value-type="float">
            <text:p>2.28</text:p>
          </table:table-cell>
          <table:table-cell office:value-type="float" office:value="2.337" calcext:value-type="float">
            <text:p>2.337</text:p>
          </table:table-cell>
          <table:table-cell office:value-type="float" office:value="2.175" calcext:value-type="float">
            <text:p>2.175</text:p>
          </table:table-cell>
          <table:table-cell table:formula="of:=AVERAGE([.$B16:.$F16])" office:value-type="float" office:value="2.5758" calcext:value-type="float">
            <text:p>2.5758</text:p>
          </table:table-cell>
          <table:table-cell/>
          <table:table-cell table:formula="of:= ([.G16]-[.G10]) / [.G10] * 100" office:value-type="float" office:value="26.2275801234931" calcext:value-type="float">
            <text:p>26.2275801234931</text:p>
          </table:table-cell>
          <table:table-cell table:formula="of:=AVERAGE([.I$16:.I$19])" office:value-type="float" office:value="-3.54034022873075" calcext:value-type="float">
            <text:p>-3.54034022873075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63" calcext:value-type="float">
            <text:p>10.563</text:p>
          </table:table-cell>
          <table:table-cell office:value-type="float" office:value="10.398" calcext:value-type="float">
            <text:p>10.398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0.849" calcext:value-type="float">
            <text:p>10.849</text:p>
          </table:table-cell>
          <table:table-cell table:formula="of:=AVERAGE([.$B17:.$F17])" office:value-type="float" office:value="10.6478" calcext:value-type="float">
            <text:p>10.6478</text:p>
          </table:table-cell>
          <table:table-cell/>
          <table:table-cell table:formula="of:= ([.G17]-[.G11]) / [.G11] * 100" office:value-type="float" office:value="-1.02803390838786" calcext:value-type="float">
            <text:p>-1.02803390838786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12.56" calcext:value-type="float">
            <text:p>12.56</text:p>
          </table:table-cell>
          <table:table-cell office:value-type="float" office:value="11.285" calcext:value-type="float">
            <text:p>11.285</text:p>
          </table:table-cell>
          <table:table-cell office:value-type="float" office:value="11.53" calcext:value-type="float">
            <text:p>11.53</text:p>
          </table:table-cell>
          <table:table-cell office:value-type="float" office:value="13.114" calcext:value-type="float">
            <text:p>13.114</text:p>
          </table:table-cell>
          <table:table-cell office:value-type="float" office:value="19.124" calcext:value-type="float">
            <text:p>19.124</text:p>
          </table:table-cell>
          <table:table-cell table:formula="of:=AVERAGE([.$B18:.$F18])" office:value-type="float" office:value="13.5226" calcext:value-type="float">
            <text:p>13.5226</text:p>
          </table:table-cell>
          <table:table-cell/>
          <table:table-cell table:formula="of:= ([.G18]-[.G12]) / [.G12] * 100" office:value-type="float" office:value="-30.3970517083415" calcext:value-type="float">
            <text:p>-30.3970517083415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469" calcext:value-type="float">
            <text:p>0.46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6" calcext:value-type="float">
            <text:p>0.336</text:p>
          </table:table-cell>
          <table:table-cell table:formula="of:=AVERAGE([.$B19:.$F19])" office:value-type="float" office:value="0.3778" calcext:value-type="float">
            <text:p>0.3778</text:p>
          </table:table-cell>
          <table:table-cell/>
          <table:table-cell table:formula="of:= ([.G19]-[.G13]) / [.G13] * 100" office:value-type="float" office:value="-8.96385542168675" calcext:value-type="float">
            <text:p>-8.9638554216867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11(aarch6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/>
          <table:table-cell table:formula="of:=AVERAGE([.$B22:.$F22])" office:value-type="string" office:string-value="" calcext:value-type="error">
            <text:p>#DIV/0!</text:p>
          </table:table-cell>
          <table:table-cell/>
          <table:table-cell table:formula="of:= ([.G22]-[.G28]) / [.G28] * 100" office:value-type="string" office:string-value="" calcext:value-type="error">
            <text:p>#DIV/0!</text:p>
          </table:table-cell>
          <table:table-cell table:formula="of:=AVERAGE([.I$22:.I$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/>
          <table:table-cell table:formula="of:=AVERAGE([.$B23:.$F23])" office:value-type="string" office:string-value="" calcext:value-type="error">
            <text:p>#DIV/0!</text:p>
          </table:table-cell>
          <table:table-cell/>
          <table:table-cell table:formula="of:= ([.G23]-[.G29]) / [.G29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/>
          <table:table-cell table:formula="of:=AVERAGE([.$B24:.$F24])" office:value-type="string" office:string-value="" calcext:value-type="error">
            <text:p>#DIV/0!</text:p>
          </table:table-cell>
          <table:table-cell/>
          <table:table-cell table:formula="of:= ([.G24]-[.G30]) / [.G30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/>
          <table:table-cell table:formula="of:=AVERAGE([.$B25:.$F25])" office:value-type="string" office:string-value="" calcext:value-type="error">
            <text:p>#DIV/0!</text:p>
          </table:table-cell>
          <table:table-cell/>
          <table:table-cell table:formula="of:= ([.G25]-[.G31]) / [.G31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1 m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1.072" calcext:value-type="float">
            <text:p>1.0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26" calcext:value-type="float">
            <text:p>0.826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9" calcext:value-type="float">
            <text:p>0.629</text:p>
          </table:table-cell>
          <table:table-cell table:formula="of:=AVERAGE([.$B29:.$F29])" office:value-type="float" office:value="0.7606" calcext:value-type="float">
            <text:p>0.7606</text:p>
          </table:table-cell>
          <table:table-cell/>
          <table:table-cell table:formula="of:= ([.G10]-[.G29]) / [.G29] * 100" office:value-type="float" office:value="168.288193531423" calcext:value-type="float">
            <text:p>168.288193531423</text:p>
          </table:table-cell>
          <table:table-cell table:formula="of:=AVERAGE([.I$29:.I$32])" office:value-type="float" office:value="188.692820617607" calcext:value-type="float">
            <text:p>188.692820617607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.004" calcext:value-type="float">
            <text:p>3.004</text:p>
          </table:table-cell>
          <table:table-cell office:value-type="float" office:value="2.779" calcext:value-type="float">
            <text:p>2.779</text:p>
          </table:table-cell>
          <table:table-cell office:value-type="float" office:value="2.849" calcext:value-type="float">
            <text:p>2.849</text:p>
          </table:table-cell>
          <table:table-cell office:value-type="float" office:value="2.746" calcext:value-type="float">
            <text:p>2.746</text:p>
          </table:table-cell>
          <table:table-cell office:value-type="float" office:value="3.001" calcext:value-type="float">
            <text:p>3.001</text:p>
          </table:table-cell>
          <table:table-cell table:formula="of:=AVERAGE([.$B30:.$F30])" office:value-type="float" office:value="2.8758" calcext:value-type="float">
            <text:p>2.8758</text:p>
          </table:table-cell>
          <table:table-cell/>
          <table:table-cell table:formula="of:= ([.G11]-[.G30]) / [.G30] * 100" office:value-type="float" office:value="274.101119688435" calcext:value-type="float">
            <text:p>274.101119688435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4.851" calcext:value-type="float">
            <text:p>4.851</text:p>
          </table:table-cell>
          <table:table-cell office:value-type="float" office:value="4.42" calcext:value-type="float">
            <text:p>4.42</text:p>
          </table:table-cell>
          <table:table-cell office:value-type="float" office:value="4.576" calcext:value-type="float">
            <text:p>4.576</text:p>
          </table:table-cell>
          <table:table-cell office:value-type="float" office:value="4.65" calcext:value-type="float">
            <text:p>4.65</text:p>
          </table:table-cell>
          <table:table-cell office:value-type="float" office:value="4.357" calcext:value-type="float">
            <text:p>4.357</text:p>
          </table:table-cell>
          <table:table-cell table:formula="of:=AVERAGE([.$B31:.$F31])" office:value-type="float" office:value="4.5708" calcext:value-type="float">
            <text:p>4.5708</text:p>
          </table:table-cell>
          <table:table-cell/>
          <table:table-cell table:formula="of:= ([.G12]-[.G31]) / [.G31] * 100" office:value-type="float" office:value="325.05031941892" calcext:value-type="float">
            <text:p>325.05031941892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9" calcext:value-type="float">
            <text:p>0.39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9" calcext:value-type="float">
            <text:p>0.5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79" calcext:value-type="float">
            <text:p>0.479</text:p>
          </table:table-cell>
          <table:table-cell table:formula="of:=AVERAGE([.$B32:.$F32])" office:value-type="float" office:value="0.4752" calcext:value-type="float">
            <text:p>0.4752</text:p>
          </table:table-cell>
          <table:table-cell/>
          <table:table-cell table:formula="of:= ([.G13]-[.G32]) / [.G32] * 100" office:value-type="float" office:value="-12.6683501683502" calcext:value-type="float">
            <text:p>-12.668350168350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 office:value-type="string" calcext:value-type="string">
            <text:p>x</text:p>
          </table:table-cell>
          <table:table-cell table:formula="of:=AVERAGE([.$B35:.$F3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 office:value-type="string" calcext:value-type="string">
            <text:p>x</text:p>
          </table:table-cell>
          <table:table-cell table:formula="of:=AVERAGE([.$B36:.$F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 office:value-type="string" calcext:value-type="string">
            <text:p>x</text:p>
          </table:table-cell>
          <table:table-cell table:formula="of:=AVERAGE([.$B37:.$F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 office:value-type="string" calcext:value-type="string">
            <text:p>x</text:p>
          </table:table-cell>
          <table:table-cell table:formula="of:=AVERAGE([.$B38:.$F3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11 (x6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2:23:04.635608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4T16:00:30.803276051</meta:creation-date>
    <meta:editing-cycles>22</meta:editing-cycles>
    <meta:editing-duration>PT1H44M29S</meta:editing-duration>
    <dc:date>2022-01-24T23:20:03.867984551</dc:date>
    <meta:generator>LibreOffice/7.2.5.2$MacOSX_AARCH64 LibreOffice_project/499f9727c189e6ef3471021d6132d4c694f357e5</meta:generator>
    <dc:creator>Duncan Paterson</dc:creator>
    <meta:document-statistic meta:table-count="1" meta:cell-count="224" meta:object-count="0"/>
  </office:meta>
</office:document-meta>
</file>